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7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13.3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4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28.59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7.94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84"/>
    <style:style style:name="T1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8"/>
        <table:table-column table:style-name="co6" table:number-columns-repeated="1009" table:default-cell-style-name="Default"/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5126510093" calcext:value-type="float">
            <text:p>31512651009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5126510135" calcext:value-type="float">
            <text:p>31512651013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5126510174" calcext:value-type="float">
            <text:p>31512651017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1" calcext:value-type="float">
            <text:p>31612651000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71" calcext:value-type="float">
            <text:p>8.71</text:p>
          </table:table-cell>
          <table:table-cell table:style-name="ce6" office:value-type="float" office:value="8.78" calcext:value-type="float">
            <text:p>8.7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2" calcext:value-type="float">
            <text:p>31612651000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17" calcext:value-type="float">
            <text:p>7.17</text:p>
          </table:table-cell>
          <table:table-cell table:style-name="ce6" office:value-type="float" office:value="6.51" calcext:value-type="float">
            <text:p>6.5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3" calcext:value-type="float">
            <text:p>31612651000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75" calcext:value-type="float">
            <text:p>7.75</text:p>
          </table:table-cell>
          <table:table-cell table:style-name="ce6" office:value-type="float" office:value="6.97" calcext:value-type="float">
            <text:p>6.9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4" calcext:value-type="float">
            <text:p>31612651000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42" calcext:value-type="float">
            <text:p>9.42</text:p>
          </table:table-cell>
          <table:table-cell table:style-name="ce6" office:value-type="float" office:value="9.24" calcext:value-type="float">
            <text:p>9.2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5" calcext:value-type="float">
            <text:p>31612651000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04" calcext:value-type="float">
            <text:p>9.04</text:p>
          </table:table-cell>
          <table:table-cell table:style-name="ce6" office:value-type="float" office:value="9.1" calcext:value-type="float">
            <text:p>9.1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6" calcext:value-type="float">
            <text:p>31612651000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6" office:value-type="float" office:value="5.88" calcext:value-type="float">
            <text:p>5.88</text:p>
          </table:table-cell>
          <table:table-cell table:style-name="ce6" office:value-type="float" office:value="6.18" calcext:value-type="float">
            <text:p>6.1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7" calcext:value-type="float">
            <text:p>31612651000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25" calcext:value-type="float">
            <text:p>9.25</text:p>
          </table:table-cell>
          <table:table-cell table:style-name="ce6" office:value-type="float" office:value="8.61" calcext:value-type="float">
            <text:p>8.6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8" calcext:value-type="float">
            <text:p>31612651000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6.75" calcext:value-type="float">
            <text:p>6.75</text:p>
          </table:table-cell>
          <table:table-cell table:style-name="ce6" office:value-type="float" office:value="7.21" calcext:value-type="float">
            <text:p>7.2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09" calcext:value-type="float">
            <text:p>31612651000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21" calcext:value-type="float">
            <text:p>7.21</text:p>
          </table:table-cell>
          <table:table-cell table:style-name="ce6" office:value-type="float" office:value="6.76" calcext:value-type="float">
            <text:p>6.7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0" calcext:value-type="float">
            <text:p>31612651001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83" calcext:value-type="float">
            <text:p>8.83</text:p>
          </table:table-cell>
          <table:table-cell table:style-name="ce6" office:value-type="float" office:value="8.84" calcext:value-type="float">
            <text:p>8.8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1" calcext:value-type="float">
            <text:p>31612651001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7.55" calcext:value-type="float">
            <text:p>7.5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2" calcext:value-type="float">
            <text:p>31612651001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office:value-type="float" office:value="8.58" calcext:value-type="float">
            <text:p>8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3" calcext:value-type="float">
            <text:p>31612651001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88" calcext:value-type="float">
            <text:p>8.88</text:p>
          </table:table-cell>
          <table:table-cell table:style-name="ce6" office:value-type="float" office:value="8.42" calcext:value-type="float">
            <text:p>8.4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4" calcext:value-type="float">
            <text:p>31612651001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25" calcext:value-type="float">
            <text:p>8.25</text:p>
          </table:table-cell>
          <table:table-cell table:style-name="ce6" office:value-type="float" office:value="7.9" calcext:value-type="float">
            <text:p>7.9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5" calcext:value-type="float">
            <text:p>31612651001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8.75" calcext:value-type="float">
            <text:p>8.75</text:p>
          </table:table-cell>
          <table:table-cell table:style-name="ce6" office:value-type="float" office:value="8.81" calcext:value-type="float">
            <text:p>8.8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6" calcext:value-type="float">
            <text:p>31612651001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58" calcext:value-type="float">
            <text:p>9.58</text:p>
          </table:table-cell>
          <table:table-cell table:style-name="ce6" office:value-type="float" office:value="8.96" calcext:value-type="float">
            <text:p>8.9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7" calcext:value-type="float">
            <text:p>31612651001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8" calcext:value-type="float">
            <text:p>31612651001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19" calcext:value-type="float">
            <text:p>31612651001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0" calcext:value-type="float">
            <text:p>31612651002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75" calcext:value-type="float">
            <text:p>8.75</text:p>
          </table:table-cell>
          <table:table-cell table:style-name="ce6" office:value-type="float" office:value="8.54" calcext:value-type="float">
            <text:p>8.5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1" calcext:value-type="float">
            <text:p>31612651002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33" calcext:value-type="float">
            <text:p>9.33</text:p>
          </table:table-cell>
          <table:table-cell table:style-name="ce6" office:value-type="float" office:value="9.04" calcext:value-type="float">
            <text:p>9.0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2" calcext:value-type="float">
            <text:p>31612651002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92" calcext:value-type="float">
            <text:p>8.92</text:p>
          </table:table-cell>
          <table:table-cell table:style-name="ce6" office:value-type="float" office:value="9.09" calcext:value-type="float">
            <text:p>9.0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3" calcext:value-type="float">
            <text:p>31612651002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79" calcext:value-type="float">
            <text:p>8.79</text:p>
          </table:table-cell>
          <table:table-cell table:style-name="ce6" office:value-type="float" office:value="8.4" calcext:value-type="float">
            <text:p>8.4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4" calcext:value-type="float">
            <text:p>31612651002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63" calcext:value-type="float">
            <text:p>8.63</text:p>
          </table:table-cell>
          <table:table-cell table:style-name="ce6" office:value-type="float" office:value="8.27" calcext:value-type="float">
            <text:p>8.2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5" calcext:value-type="float">
            <text:p>31612651002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8.61" calcext:value-type="float">
            <text:p>8.6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6" calcext:value-type="float">
            <text:p>31612651002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7.58" calcext:value-type="float">
            <text:p>7.58</text:p>
          </table:table-cell>
          <table:table-cell table:style-name="ce6" office:value-type="float" office:value="7.31" calcext:value-type="float">
            <text:p>7.3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7" calcext:value-type="float">
            <text:p>31612651002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7.6" calcext:value-type="float">
            <text:p>7.6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8" calcext:value-type="float">
            <text:p>31612651002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63" calcext:value-type="float">
            <text:p>8.63</text:p>
          </table:table-cell>
          <table:table-cell table:style-name="ce6" office:value-type="float" office:value="8.46" calcext:value-type="float">
            <text:p>8.4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29" calcext:value-type="float">
            <text:p>31612651002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88" calcext:value-type="float">
            <text:p>9.88</text:p>
          </table:table-cell>
          <table:table-cell table:style-name="ce6" office:value-type="float" office:value="9.69" calcext:value-type="float">
            <text:p>9.6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0" calcext:value-type="float">
            <text:p>31612651003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1" calcext:value-type="float">
            <text:p>31612651003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13" calcext:value-type="float">
            <text:p>8.13</text:p>
          </table:table-cell>
          <table:table-cell table:style-name="ce6" office:value-type="float" office:value="7.81" calcext:value-type="float">
            <text:p>7.8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2" calcext:value-type="float">
            <text:p>31612651003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5" calcext:value-type="float">
            <text:p>9.50</text:p>
          </table:table-cell>
          <table:table-cell table:style-name="ce6" office:value-type="float" office:value="9.24" calcext:value-type="float">
            <text:p>9.2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3" calcext:value-type="float">
            <text:p>31612651003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04" calcext:value-type="float">
            <text:p>9.04</text:p>
          </table:table-cell>
          <table:table-cell table:style-name="ce6" office:value-type="float" office:value="8.6" calcext:value-type="float">
            <text:p>8.6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4" calcext:value-type="float">
            <text:p>31612651003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38" calcext:value-type="float">
            <text:p>8.38</text:p>
          </table:table-cell>
          <table:table-cell table:style-name="ce6" office:value-type="float" office:value="8.18" calcext:value-type="float">
            <text:p>8.1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5" calcext:value-type="float">
            <text:p>31612651003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8.72" calcext:value-type="float">
            <text:p>8.7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6" calcext:value-type="float">
            <text:p>31612651003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6" office:value-type="float" office:value="7.04" calcext:value-type="float">
            <text:p>7.04</text:p>
          </table:table-cell>
          <table:table-cell table:style-name="ce6" office:value-type="float" office:value="6.96" calcext:value-type="float">
            <text:p>6.9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7" calcext:value-type="float">
            <text:p>31612651003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25" calcext:value-type="float">
            <text:p>9.25</text:p>
          </table:table-cell>
          <table:table-cell table:style-name="ce6" office:value-type="float" office:value="8.99" calcext:value-type="float">
            <text:p>8.9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8" calcext:value-type="float">
            <text:p>31612651003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71" calcext:value-type="float">
            <text:p>8.71</text:p>
          </table:table-cell>
          <table:table-cell table:style-name="ce6" office:value-type="float" office:value="7.67" calcext:value-type="float">
            <text:p>7.6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39" calcext:value-type="float">
            <text:p>31612651003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0" calcext:value-type="float">
            <text:p>31612651004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1" calcext:value-type="float">
            <text:p>31612651004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42" calcext:value-type="float">
            <text:p>8.42</text:p>
          </table:table-cell>
          <table:table-cell table:style-name="ce6" office:value-type="float" office:value="8.63" calcext:value-type="float">
            <text:p>8.6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2" calcext:value-type="float">
            <text:p>31612651004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46" calcext:value-type="float">
            <text:p>6.46</text:p>
          </table:table-cell>
          <table:table-cell table:style-name="ce6" office:value-type="float" office:value="6.82" calcext:value-type="float">
            <text:p>6.8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3" calcext:value-type="float">
            <text:p>31612651004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7.71" calcext:value-type="float">
            <text:p>7.71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4" calcext:value-type="float">
            <text:p>31612651004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42" calcext:value-type="float">
            <text:p>6.42</text:p>
          </table:table-cell>
          <table:table-cell table:style-name="ce6" office:value-type="float" office:value="6.66" calcext:value-type="float">
            <text:p>6.6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5" calcext:value-type="float">
            <text:p>31612651004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6" calcext:value-type="float">
            <text:p>31612651004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08" calcext:value-type="float">
            <text:p>9.08</text:p>
          </table:table-cell>
          <table:table-cell table:style-name="ce6" office:value-type="float" office:value="8.96" calcext:value-type="float">
            <text:p>8.9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7" calcext:value-type="float">
            <text:p>31612651004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79" calcext:value-type="float">
            <text:p>8.79</text:p>
          </table:table-cell>
          <table:table-cell table:style-name="ce6" office:value-type="float" office:value="8.63" calcext:value-type="float">
            <text:p>8.6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8" calcext:value-type="float">
            <text:p>31612651004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49" calcext:value-type="float">
            <text:p>31612651004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0" calcext:value-type="float">
            <text:p>31612651005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54" calcext:value-type="float">
            <text:p>8.54</text:p>
          </table:table-cell>
          <table:table-cell table:style-name="ce6" office:value-type="float" office:value="8.36" calcext:value-type="float">
            <text:p>8.3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1" calcext:value-type="float">
            <text:p>31612651005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5" calcext:value-type="float">
            <text:p>6.50</text:p>
          </table:table-cell>
          <table:table-cell table:style-name="ce5" office:value-type="float" office:value="1" calcext:value-type="float">
            <text:p>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2" calcext:value-type="float">
            <text:p>31612651005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office:value-type="float" office:value="8.97" calcext:value-type="float">
            <text:p>8.9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3" calcext:value-type="float">
            <text:p>31612651005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54" calcext:value-type="float">
            <text:p>8.54</text:p>
          </table:table-cell>
          <table:table-cell table:style-name="ce6" office:value-type="float" office:value="8.28" calcext:value-type="float">
            <text:p>8.2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4" calcext:value-type="float">
            <text:p>31612651005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25" calcext:value-type="float">
            <text:p>6.25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5" calcext:value-type="float">
            <text:p>31612651005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08" calcext:value-type="float">
            <text:p>8.08</text:p>
          </table:table-cell>
          <table:table-cell table:style-name="ce6" office:value-type="float" office:value="7.85" calcext:value-type="float">
            <text:p>7.8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6" calcext:value-type="float">
            <text:p>316126510056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5.88" calcext:value-type="float">
            <text:p>5.88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7" calcext:value-type="float">
            <text:p>31612651005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8" calcext:value-type="float">
            <text:p>31612651005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59" calcext:value-type="float">
            <text:p>31612651005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88" calcext:value-type="float">
            <text:p>8.88</text:p>
          </table:table-cell>
          <table:table-cell table:style-name="ce6" office:value-type="float" office:value="8.55" calcext:value-type="float">
            <text:p>8.5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0" calcext:value-type="float">
            <text:p>31612651006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08" calcext:value-type="float">
            <text:p>8.08</text:p>
          </table:table-cell>
          <table:table-cell table:style-name="ce6" office:value-type="float" office:value="7.7" calcext:value-type="float">
            <text:p>7.7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1" calcext:value-type="float">
            <text:p>31612651006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2" calcext:value-type="float">
            <text:p>31612651006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3" calcext:value-type="float">
            <text:p>31612651006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75" calcext:value-type="float">
            <text:p>8.75</text:p>
          </table:table-cell>
          <table:table-cell table:style-name="ce6" office:value-type="float" office:value="8.87" calcext:value-type="float">
            <text:p>8.8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4" calcext:value-type="float">
            <text:p>31612651006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5" calcext:value-type="float">
            <text:p>31612651006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29" calcext:value-type="float">
            <text:p>9.29</text:p>
          </table:table-cell>
          <table:table-cell table:style-name="ce6" office:value-type="float" office:value="8.69" calcext:value-type="float">
            <text:p>8.6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7" calcext:value-type="float">
            <text:p>316126510067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54" calcext:value-type="float">
            <text:p>8.54</text:p>
          </table:table-cell>
          <table:table-cell table:style-name="ce6" office:value-type="float" office:value="8.52" calcext:value-type="float">
            <text:p>8.5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8" calcext:value-type="float">
            <text:p>316126510068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92" calcext:value-type="float">
            <text:p>8.92</text:p>
          </table:table-cell>
          <table:table-cell table:style-name="ce6" office:value-type="float" office:value="8.79" calcext:value-type="float">
            <text:p>8.7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69" calcext:value-type="float">
            <text:p>316126510069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96" calcext:value-type="float">
            <text:p>6.96</text:p>
          </table:table-cell>
          <table:table-cell table:style-name="ce6" office:value-type="float" office:value="7.18" calcext:value-type="float">
            <text:p>7.1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0" calcext:value-type="float">
            <text:p>316126510070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5" calcext:value-type="float">
            <text:p>8.50</text:p>
          </table:table-cell>
          <table:table-cell table:style-name="ce6" office:value-type="float" office:value="8.45" calcext:value-type="float">
            <text:p>8.4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1" calcext:value-type="float">
            <text:p>316126510071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6" office:value-type="float" office:value="5.38" calcext:value-type="float">
            <text:p>5.38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2" calcext:value-type="float">
            <text:p>316126510072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08" calcext:value-type="float">
            <text:p>9.08</text:p>
          </table:table-cell>
          <table:table-cell table:style-name="ce6" office:value-type="float" office:value="8.97" calcext:value-type="float">
            <text:p>8.9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3" calcext:value-type="float">
            <text:p>316126510073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25" calcext:value-type="float">
            <text:p>9.25</text:p>
          </table:table-cell>
          <table:table-cell table:style-name="ce6" office:value-type="float" office:value="8.93" calcext:value-type="float">
            <text:p>8.9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4" calcext:value-type="float">
            <text:p>316126510074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8.03" calcext:value-type="float">
            <text:p>8.0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5" calcext:value-type="float">
            <text:p>316126510075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83" calcext:value-type="float">
            <text:p>8.83</text:p>
          </table:table-cell>
          <table:table-cell table:style-name="ce6" office:value-type="float" office:value="8.84" calcext:value-type="float">
            <text:p>8.8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6" calcext:value-type="float">
            <text:p>31612651007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33" calcext:value-type="float">
            <text:p>9.33</text:p>
          </table:table-cell>
          <table:table-cell table:style-name="ce6" office:value-type="float" office:value="9.25" calcext:value-type="float">
            <text:p>9.2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7" calcext:value-type="float">
            <text:p>31612651007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79" calcext:value-type="float">
            <text:p>6.79</text:p>
          </table:table-cell>
          <table:table-cell table:style-name="ce6" office:value-type="float" office:value="7.01" calcext:value-type="float">
            <text:p>7.0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8" calcext:value-type="float">
            <text:p>31612651007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7.64" calcext:value-type="float">
            <text:p>7.6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79" calcext:value-type="float">
            <text:p>31612651007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08" calcext:value-type="float">
            <text:p>7.08</text:p>
          </table:table-cell>
          <table:table-cell table:style-name="ce6" office:value-type="float" office:value="6.81" calcext:value-type="float">
            <text:p>6.8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0" calcext:value-type="float">
            <text:p>31612651008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42" calcext:value-type="float">
            <text:p>8.42</text:p>
          </table:table-cell>
          <table:table-cell table:style-name="ce6" office:value-type="float" office:value="8.27" calcext:value-type="float">
            <text:p>8.2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1" calcext:value-type="float">
            <text:p>31612651008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5" calcext:value-type="float">
            <text:p>9.50</text:p>
          </table:table-cell>
          <table:table-cell table:style-name="ce6" office:value-type="float" office:value="9.39" calcext:value-type="float">
            <text:p>9.3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2" calcext:value-type="float">
            <text:p>31612651008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7.16" calcext:value-type="float">
            <text:p>7.1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3" calcext:value-type="float">
            <text:p>31612651008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54" calcext:value-type="float">
            <text:p>8.54</text:p>
          </table:table-cell>
          <table:table-cell table:style-name="ce6" office:value-type="float" office:value="8.55" calcext:value-type="float">
            <text:p>8.5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4" calcext:value-type="float">
            <text:p>31612651008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79" calcext:value-type="float">
            <text:p>8.79</text:p>
          </table:table-cell>
          <table:table-cell table:style-name="ce6" office:value-type="float" office:value="8.82" calcext:value-type="float">
            <text:p>8.8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5" calcext:value-type="float">
            <text:p>31612651008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79" calcext:value-type="float">
            <text:p>8.79</text:p>
          </table:table-cell>
          <table:table-cell table:style-name="ce6" office:value-type="float" office:value="8.61" calcext:value-type="float">
            <text:p>8.6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6" calcext:value-type="float">
            <text:p>31612651008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92" calcext:value-type="float">
            <text:p>8.92</text:p>
          </table:table-cell>
          <table:table-cell table:style-name="ce6" office:value-type="float" office:value="8.52" calcext:value-type="float">
            <text:p>8.5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7" calcext:value-type="float">
            <text:p>31612651008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21" calcext:value-type="float">
            <text:p>8.21</text:p>
          </table:table-cell>
          <table:table-cell table:style-name="ce6" office:value-type="float" office:value="8.28" calcext:value-type="float">
            <text:p>8.2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8" calcext:value-type="float">
            <text:p>31612651008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21" calcext:value-type="float">
            <text:p>8.21</text:p>
          </table:table-cell>
          <table:table-cell table:style-name="ce6" office:value-type="float" office:value="8.6" calcext:value-type="float">
            <text:p>8.6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89" calcext:value-type="float">
            <text:p>31612651008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17" calcext:value-type="float">
            <text:p>8.17</text:p>
          </table:table-cell>
          <table:table-cell table:style-name="ce6" office:value-type="float" office:value="8.55" calcext:value-type="float">
            <text:p>8.5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0" calcext:value-type="float">
            <text:p>31612651009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1" calcext:value-type="float">
            <text:p>31612651009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58" calcext:value-type="float">
            <text:p>8.58</text:p>
          </table:table-cell>
          <table:table-cell table:style-name="ce6" office:value-type="float" office:value="8.67" calcext:value-type="float">
            <text:p>8.6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2" calcext:value-type="float">
            <text:p>31612651009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88" calcext:value-type="float">
            <text:p>6.88</text:p>
          </table:table-cell>
          <table:table-cell table:style-name="ce6" office:value-type="float" office:value="7.13" calcext:value-type="float">
            <text:p>7.1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3" calcext:value-type="float">
            <text:p>31612651009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29" calcext:value-type="float">
            <text:p>9.29</text:p>
          </table:table-cell>
          <table:table-cell table:style-name="ce6" office:value-type="float" office:value="9.37" calcext:value-type="float">
            <text:p>9.3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4" calcext:value-type="float">
            <text:p>31612651009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33" calcext:value-type="float">
            <text:p>8.33</text:p>
          </table:table-cell>
          <table:table-cell table:style-name="ce6" office:value-type="float" office:value="8.67" calcext:value-type="float">
            <text:p>8.6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5" calcext:value-type="float">
            <text:p>31612651009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88" calcext:value-type="float">
            <text:p>8.88</text:p>
          </table:table-cell>
          <table:table-cell table:style-name="ce6" office:value-type="float" office:value="8.84" calcext:value-type="float">
            <text:p>8.8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6" calcext:value-type="float">
            <text:p>31612651009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67" calcext:value-type="float">
            <text:p>7.67</text:p>
          </table:table-cell>
          <table:table-cell table:style-name="ce6" office:value-type="float" office:value="7.84" calcext:value-type="float">
            <text:p>7.8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7" calcext:value-type="float">
            <text:p>31612651009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58" calcext:value-type="float">
            <text:p>7.58</text:p>
          </table:table-cell>
          <table:table-cell table:style-name="ce6" office:value-type="float" office:value="7.76" calcext:value-type="float">
            <text:p>7.7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8" calcext:value-type="float">
            <text:p>31612651009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6.67" calcext:value-type="float">
            <text:p>6.67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099" calcext:value-type="float">
            <text:p>31612651009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8.01" calcext:value-type="float">
            <text:p>8.0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0" calcext:value-type="float">
            <text:p>31612651010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1" calcext:value-type="float">
            <text:p>31612651010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5.79" calcext:value-type="float">
            <text:p>5.79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2" calcext:value-type="float">
            <text:p>31612651010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25" calcext:value-type="float">
            <text:p>9.25</text:p>
          </table:table-cell>
          <table:table-cell table:style-name="ce6" office:value-type="float" office:value="9.28" calcext:value-type="float">
            <text:p>9.2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3" calcext:value-type="float">
            <text:p>31612651010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29" calcext:value-type="float">
            <text:p>8.29</text:p>
          </table:table-cell>
          <table:table-cell table:style-name="ce6" office:value-type="float" office:value="8.09" calcext:value-type="float">
            <text:p>8.0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4" calcext:value-type="float">
            <text:p>31612651010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33" calcext:value-type="float">
            <text:p>7.33</text:p>
          </table:table-cell>
          <table:table-cell table:style-name="ce6" office:value-type="float" office:value="7.27" calcext:value-type="float">
            <text:p>7.2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5" calcext:value-type="float">
            <text:p>31612651010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office:value-type="float" office:value="8.58" calcext:value-type="float">
            <text:p>8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6" calcext:value-type="float">
            <text:p>31612651010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8.69" calcext:value-type="float">
            <text:p>8.6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7" calcext:value-type="float">
            <text:p>31612651010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office:value-type="float" office:value="9.16" calcext:value-type="float">
            <text:p>9.1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8" calcext:value-type="float">
            <text:p>31612651010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8.78" calcext:value-type="float">
            <text:p>8.7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09" calcext:value-type="float">
            <text:p>31612651010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6.42" calcext:value-type="float">
            <text:p>6.42</text:p>
          </table:table-cell>
          <table:table-cell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0" calcext:value-type="float">
            <text:p>31612651011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13" calcext:value-type="float">
            <text:p>8.13</text:p>
          </table:table-cell>
          <table:table-cell table:style-name="ce6" office:value-type="float" office:value="8.51" calcext:value-type="float">
            <text:p>8.5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1" calcext:value-type="float">
            <text:p>31612651011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33" calcext:value-type="float">
            <text:p>9.33</text:p>
          </table:table-cell>
          <table:table-cell table:style-name="ce6" office:value-type="float" office:value="9.45" calcext:value-type="float">
            <text:p>9.4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2" calcext:value-type="float">
            <text:p>31612651011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88" calcext:value-type="float">
            <text:p>8.88</text:p>
          </table:table-cell>
          <table:table-cell table:style-name="ce6" office:value-type="float" office:value="9.09" calcext:value-type="float">
            <text:p>9.0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3" calcext:value-type="float">
            <text:p>31612651011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7.83" calcext:value-type="float">
            <text:p>7.83</text:p>
          </table:table-cell>
          <table:table-cell table:style-name="ce6" office:value-type="float" office:value="7.49" calcext:value-type="float">
            <text:p>7.4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4" calcext:value-type="float">
            <text:p>31612651011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42" calcext:value-type="float">
            <text:p>8.42</text:p>
          </table:table-cell>
          <table:table-cell table:style-name="ce6" office:value-type="float" office:value="8.36" calcext:value-type="float">
            <text:p>8.3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5" calcext:value-type="float">
            <text:p>31612651011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" calcext:value-type="float">
            <text:p>9.00</text:p>
          </table:table-cell>
          <table:table-cell table:style-name="ce6" office:value-type="float" office:value="8.75" calcext:value-type="float">
            <text:p>8.7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6" calcext:value-type="float">
            <text:p>31612651011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7.92" calcext:value-type="float">
            <text:p>7.92</text:p>
          </table:table-cell>
          <table:table-cell table:style-name="ce6" office:value-type="float" office:value="7.94" calcext:value-type="float">
            <text:p>7.9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7" calcext:value-type="float">
            <text:p>31612651011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21" calcext:value-type="float">
            <text:p>8.21</text:p>
          </table:table-cell>
          <table:table-cell table:style-name="ce6" office:value-type="float" office:value="8.03" calcext:value-type="float">
            <text:p>8.0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8" calcext:value-type="float">
            <text:p>31612651011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19" calcext:value-type="float">
            <text:p>31612651011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71" calcext:value-type="float">
            <text:p>8.71</text:p>
          </table:table-cell>
          <table:table-cell table:style-name="ce6" office:value-type="float" office:value="8.52" calcext:value-type="float">
            <text:p>8.5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0" calcext:value-type="float">
            <text:p>31612651012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1" calcext:value-type="float">
            <text:p>31612651012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6.71" calcext:value-type="float">
            <text:p>6.71</text:p>
          </table:table-cell>
          <table:table-cell table:style-name="ce6" office:value-type="float" office:value="7.1" calcext:value-type="float">
            <text:p>7.1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2" calcext:value-type="float">
            <text:p>31612651012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79" calcext:value-type="float">
            <text:p>8.79</text:p>
          </table:table-cell>
          <table:table-cell table:style-name="ce6" office:value-type="float" office:value="9.03" calcext:value-type="float">
            <text:p>9.0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3" calcext:value-type="float">
            <text:p>31612651012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83" calcext:value-type="float">
            <text:p>8.83</text:p>
          </table:table-cell>
          <table:table-cell table:style-name="ce6" office:value-type="float" office:value="8.9" calcext:value-type="float">
            <text:p>8.9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4" calcext:value-type="float">
            <text:p>31612651012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33" calcext:value-type="float">
            <text:p>9.33</text:p>
          </table:table-cell>
          <table:table-cell table:style-name="ce6" office:value-type="float" office:value="9.31" calcext:value-type="float">
            <text:p>9.3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5" calcext:value-type="float">
            <text:p>31612651012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29" calcext:value-type="float">
            <text:p>9.29</text:p>
          </table:table-cell>
          <table:table-cell table:style-name="ce6" office:value-type="float" office:value="9.33" calcext:value-type="float">
            <text:p>9.3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6" calcext:value-type="float">
            <text:p>31612651012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7.87" calcext:value-type="float">
            <text:p>7.8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7" calcext:value-type="float">
            <text:p>31612651012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38" calcext:value-type="float">
            <text:p>8.38</text:p>
          </table:table-cell>
          <table:table-cell table:style-name="ce6" office:value-type="float" office:value="8.39" calcext:value-type="float">
            <text:p>8.3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8" calcext:value-type="float">
            <text:p>31612651012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79" calcext:value-type="float">
            <text:p>8.79</text:p>
          </table:table-cell>
          <table:table-cell table:style-name="ce6" office:value-type="float" office:value="9.07" calcext:value-type="float">
            <text:p>9.0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29" calcext:value-type="float">
            <text:p>31612651012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0" calcext:value-type="float">
            <text:p>31612651013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54" calcext:value-type="float">
            <text:p>7.54</text:p>
          </table:table-cell>
          <table:table-cell table:style-name="ce6" office:value-type="float" office:value="7.7" calcext:value-type="float">
            <text:p>7.7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1" calcext:value-type="float">
            <text:p>31612651013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83" calcext:value-type="float">
            <text:p>8.83</text:p>
          </table:table-cell>
          <table:table-cell table:style-name="ce6" office:value-type="float" office:value="9.06" calcext:value-type="float">
            <text:p>9.0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2" calcext:value-type="float">
            <text:p>31612651013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7.38" calcext:value-type="float">
            <text:p>7.38</text:p>
          </table:table-cell>
          <table:table-cell table:style-name="ce6" office:value-type="float" office:value="7.58" calcext:value-type="float">
            <text:p>7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3" calcext:value-type="float">
            <text:p>31612651013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08" calcext:value-type="float">
            <text:p>9.08</text:p>
          </table:table-cell>
          <table:table-cell table:style-name="ce6" office:value-type="float" office:value="9.22" calcext:value-type="float">
            <text:p>9.2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4" calcext:value-type="float">
            <text:p>31612651013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38" calcext:value-type="float">
            <text:p>7.38</text:p>
          </table:table-cell>
          <table:table-cell table:style-name="ce6" office:value-type="float" office:value="7.06" calcext:value-type="float">
            <text:p>7.0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6" calcext:value-type="float">
            <text:p>316126510136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7" calcext:value-type="float">
            <text:p>316126510137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6.83" calcext:value-type="float">
            <text:p>6.83</text:p>
          </table:table-cell>
          <table:table-cell table:style-name="ce6" office:value-type="float" office:value="6.78" calcext:value-type="float">
            <text:p>6.7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8" calcext:value-type="float">
            <text:p>316126510138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42" calcext:value-type="float">
            <text:p>8.42</text:p>
          </table:table-cell>
          <table:table-cell table:style-name="ce6" office:value-type="float" office:value="7.9" calcext:value-type="float">
            <text:p>7.9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39" calcext:value-type="float">
            <text:p>316126510139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0" calcext:value-type="float">
            <text:p>316126510140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04" calcext:value-type="float">
            <text:p>8.04</text:p>
          </table:table-cell>
          <table:table-cell table:style-name="ce6" office:value-type="float" office:value="7.85" calcext:value-type="float">
            <text:p>7.8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1" calcext:value-type="float">
            <text:p>316126510141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5" calcext:value-type="float">
            <text:p>8.50</text:p>
          </table:table-cell>
          <table:table-cell table:style-name="ce6" office:value-type="float" office:value="8.82" calcext:value-type="float">
            <text:p>8.8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2" calcext:value-type="float">
            <text:p>316126510142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42" calcext:value-type="float">
            <text:p>8.42</text:p>
          </table:table-cell>
          <table:table-cell table:style-name="ce6" office:value-type="float" office:value="8.16" calcext:value-type="float">
            <text:p>8.1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3" calcext:value-type="float">
            <text:p>316126510143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96" calcext:value-type="float">
            <text:p>8.96</text:p>
          </table:table-cell>
          <table:table-cell table:style-name="ce6" office:value-type="float" office:value="8.82" calcext:value-type="float">
            <text:p>8.8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4" calcext:value-type="float">
            <text:p>316126510144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58" calcext:value-type="float">
            <text:p>8.58</text:p>
          </table:table-cell>
          <table:table-cell table:style-name="ce6" office:value-type="float" office:value="8.54" calcext:value-type="float">
            <text:p>8.5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5" calcext:value-type="float">
            <text:p>31612651014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office:value-type="float" office:value="8.45" calcext:value-type="float">
            <text:p>8.4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6" calcext:value-type="float">
            <text:p>31612651014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58" calcext:value-type="float">
            <text:p>7.58</text:p>
          </table:table-cell>
          <table:table-cell table:style-name="ce6" office:value-type="float" office:value="7.28" calcext:value-type="float">
            <text:p>7.2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7" calcext:value-type="float">
            <text:p>31612651014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88" calcext:value-type="float">
            <text:p>8.88</text:p>
          </table:table-cell>
          <table:table-cell table:style-name="ce6" office:value-type="float" office:value="8.84" calcext:value-type="float">
            <text:p>8.8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8" calcext:value-type="float">
            <text:p>31612651014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" calcext:value-type="float">
            <text:p>7.00</text:p>
          </table:table-cell>
          <table:table-cell table:style-name="ce6" office:value-type="float" office:value="6.58" calcext:value-type="float">
            <text:p>6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49" calcext:value-type="float">
            <text:p>316126510149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6.92" calcext:value-type="float">
            <text:p>6.92</text:p>
          </table:table-cell>
          <table:table-cell table:style-name="ce6" office:value-type="float" office:value="7.15" calcext:value-type="float">
            <text:p>7.1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0" calcext:value-type="float">
            <text:p>31612651015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75" calcext:value-type="float">
            <text:p>8.75</text:p>
          </table:table-cell>
          <table:table-cell table:style-name="ce6" office:value-type="float" office:value="8.24" calcext:value-type="float">
            <text:p>8.2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1" calcext:value-type="float">
            <text:p>31612651015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5" calcext:value-type="float">
            <text:p>9.50</text:p>
          </table:table-cell>
          <table:table-cell table:style-name="ce6" office:value-type="float" office:value="9.51" calcext:value-type="float">
            <text:p>9.5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2" calcext:value-type="float">
            <text:p>31612651015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3" calcext:value-type="float">
            <text:p>31612651015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4" calcext:value-type="float">
            <text:p>31612651015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" calcext:value-type="float">
            <text:p>8.00</text:p>
          </table:table-cell>
          <table:table-cell table:style-name="ce6" office:value-type="float" office:value="7.75" calcext:value-type="float">
            <text:p>7.7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5" calcext:value-type="float">
            <text:p>31612651015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83" calcext:value-type="float">
            <text:p>7.83</text:p>
          </table:table-cell>
          <table:table-cell table:style-name="ce6" office:value-type="float" office:value="7.7" calcext:value-type="float">
            <text:p>7.7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6" calcext:value-type="float">
            <text:p>31612651015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6.96" calcext:value-type="float">
            <text:p>6.96</text:p>
          </table:table-cell>
          <table:table-cell table:style-name="ce6" office:value-type="float" office:value="7" calcext:value-type="float">
            <text:p>7.0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7" calcext:value-type="float">
            <text:p>31612651015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88" calcext:value-type="float">
            <text:p>9.88</text:p>
          </table:table-cell>
          <table:table-cell table:style-name="ce6" office:value-type="float" office:value="9.33" calcext:value-type="float">
            <text:p>9.3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8" calcext:value-type="float">
            <text:p>31612651015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88" calcext:value-type="float">
            <text:p>8.88</text:p>
          </table:table-cell>
          <table:table-cell table:style-name="ce6" office:value-type="float" office:value="8.76" calcext:value-type="float">
            <text:p>8.7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59" calcext:value-type="float">
            <text:p>316126510159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0" calcext:value-type="float">
            <text:p>31612651016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25" calcext:value-type="float">
            <text:p>9.25</text:p>
          </table:table-cell>
          <table:table-cell table:style-name="ce6" office:value-type="float" office:value="9" calcext:value-type="float">
            <text:p>9.0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1" calcext:value-type="float">
            <text:p>31612651016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8.17" calcext:value-type="float">
            <text:p>8.17</text:p>
          </table:table-cell>
          <table:table-cell table:style-name="ce6" office:value-type="float" office:value="7.66" calcext:value-type="float">
            <text:p>7.6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2" calcext:value-type="float">
            <text:p>31612651016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3" calcext:value-type="float">
            <text:p>31612651016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4" calcext:value-type="float">
            <text:p>31612651016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office:value-type="float" office:value="9.25" calcext:value-type="float">
            <text:p>9.25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5" calcext:value-type="float">
            <text:p>31612651016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13" calcext:value-type="float">
            <text:p>8.13</text:p>
          </table:table-cell>
          <table:table-cell table:style-name="ce6" office:value-type="float" office:value="8.34" calcext:value-type="float">
            <text:p>8.3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6" calcext:value-type="float">
            <text:p>31612651016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33" calcext:value-type="float">
            <text:p>8.33</text:p>
          </table:table-cell>
          <table:table-cell table:style-name="ce6" office:value-type="float" office:value="8.58" calcext:value-type="float">
            <text:p>8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7" calcext:value-type="float">
            <text:p>31612651016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6.92" calcext:value-type="float">
            <text:p>6.92</text:p>
          </table:table-cell>
          <table:table-cell table:style-name="ce6" office:value-type="float" office:value="6.97" calcext:value-type="float">
            <text:p>6.9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8" calcext:value-type="float">
            <text:p>31612651016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17" calcext:value-type="float">
            <text:p>9.17</text:p>
          </table:table-cell>
          <table:table-cell table:style-name="ce6" office:value-type="float" office:value="8.91" calcext:value-type="float">
            <text:p>8.9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69" calcext:value-type="float">
            <text:p>316126510169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0" calcext:value-type="float">
            <text:p>31612651017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8.38" calcext:value-type="float">
            <text:p>8.38</text:p>
          </table:table-cell>
          <table:table-cell table:style-name="ce6" office:value-type="float" office:value="7.9" calcext:value-type="float">
            <text:p>7.9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1" calcext:value-type="float">
            <text:p>31612651017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8.17" calcext:value-type="float">
            <text:p>8.17</text:p>
          </table:table-cell>
          <table:table-cell table:style-name="ce6" office:value-type="float" office:value="8.67" calcext:value-type="float">
            <text:p>8.6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2" calcext:value-type="float">
            <text:p>31612651017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6" office:value-type="float" office:value="7.75" calcext:value-type="float">
            <text:p>7.75</text:p>
          </table:table-cell>
          <table:table-cell table:style-name="ce6" office:value-type="float" office:value="8.16" calcext:value-type="float">
            <text:p>8.1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3" calcext:value-type="float">
            <text:p>31612651017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4" calcext:value-type="float">
            <text:p>31612651017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04" calcext:value-type="float">
            <text:p>7.04</text:p>
          </table:table-cell>
          <table:table-cell table:style-name="ce6" office:value-type="float" office:value="6.99" calcext:value-type="float">
            <text:p>6.9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5" calcext:value-type="float">
            <text:p>31612651017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42" calcext:value-type="float">
            <text:p>9.42</text:p>
          </table:table-cell>
          <table:table-cell table:style-name="ce6" office:value-type="float" office:value="8.76" calcext:value-type="float">
            <text:p>8.7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6" calcext:value-type="float">
            <text:p>31612651017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style-name="ce3" office:value-type="string" calcext:value-type="string">
            <text:p><text:span text:style-name="T1">I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7" calcext:value-type="float">
            <text:p>31612651017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6" office:value-type="float" office:value="9.71" calcext:value-type="float">
            <text:p>9.71</text:p>
          </table:table-cell>
          <table:table-cell table:style-name="ce6" office:value-type="float" office:value="9.54" calcext:value-type="float">
            <text:p>9.5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8" calcext:value-type="float">
            <text:p>31612651017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6" office:value-type="float" office:value="6.54" calcext:value-type="float">
            <text:p>6.54</text:p>
          </table:table-cell>
          <table:table-cell table:style-name="ce6" office:value-type="float" office:value="6.93" calcext:value-type="float">
            <text:p>6.9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79" calcext:value-type="float">
            <text:p>316126510179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office:value-type="float" office:value="8.97" calcext:value-type="float">
            <text:p>8.9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0" calcext:value-type="float">
            <text:p>31612651018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6" office:value-type="float" office:value="7.88" calcext:value-type="float">
            <text:p>7.88</text:p>
          </table:table-cell>
          <table:table-cell table:style-name="ce6" office:value-type="float" office:value="7.48" calcext:value-type="float">
            <text:p>7.4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1" calcext:value-type="float">
            <text:p>31612651018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2" calcext:value-type="float">
            <text:p>31612651018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6" office:value-type="float" office:value="7.71" calcext:value-type="float">
            <text:p>7.71</text:p>
          </table:table-cell>
          <table:table-cell table:style-name="ce7" office:value-type="float" office:value="7.71" calcext:value-type="float">
            <text:p>7.7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3" calcext:value-type="float">
            <text:p>31612651018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4" calcext:value-type="float">
            <text:p>31612651018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6" office:value-type="float" office:value="7.58" calcext:value-type="float">
            <text:p>7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5" calcext:value-type="float">
            <text:p>31612651018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6" calcext:value-type="float">
            <text:p>31612651018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6" office:value-type="float" office:value="7.96" calcext:value-type="float">
            <text:p>7.96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7" calcext:value-type="float">
            <text:p>31612651018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8" calcext:value-type="float">
            <text:p>31612651018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6" office:value-type="float" office:value="8.33" calcext:value-type="float">
            <text:p>8.3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89" calcext:value-type="float">
            <text:p>316126510189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6" office:value-type="float" office:value="8.5" calcext:value-type="float">
            <text:p>8.50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0" calcext:value-type="float">
            <text:p>31612651019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4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6" office:value-type="float" office:value="8.83" calcext:value-type="float">
            <text:p>8.8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1" calcext:value-type="float">
            <text:p>31612651019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2" calcext:value-type="float">
            <text:p>316126510192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3" calcext:value-type="float">
            <text:p>31612651019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6" office:value-type="float" office:value="8.04" calcext:value-type="float">
            <text:p>8.04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4" calcext:value-type="float">
            <text:p>31612651019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5" calcext:value-type="float">
            <text:p>31612651019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6" office:value-type="float" office:value="6.79" calcext:value-type="float">
            <text:p>6.7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6" calcext:value-type="float">
            <text:p>316126510196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6" office:value-type="float" office:value="7.83" calcext:value-type="float">
            <text:p>7.8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8" calcext:value-type="float">
            <text:p>31612651019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6" office:value-type="float" office:value="8.17" calcext:value-type="float">
            <text:p>8.17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199" calcext:value-type="float">
            <text:p>316126510199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6" office:value-type="float" office:value="7.33" calcext:value-type="float">
            <text:p>7.3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0" calcext:value-type="float">
            <text:p>316126510200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4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6" office:value-type="float" office:value="7.58" calcext:value-type="float">
            <text:p>7.58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1" calcext:value-type="float">
            <text:p>316126510201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number-columns-repeated="2" table:style-name="ce6" office:value-type="float" office:value="7.63" calcext:value-type="float">
            <text:p>7.63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3" calcext:value-type="float">
            <text:p>316126510203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4" calcext:value-type="float">
            <text:p>316126510204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F</text:span>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5" calcext:value-type="float">
            <text:p>316126510205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number-columns-repeated="2" table:style-name="ce6" office:value-type="float" office:value="5.92" calcext:value-type="float">
            <text:p>5.9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7" calcext:value-type="float">
            <text:p>316126510207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</text:span></text:p>
          </table:table-cell>
          <table:table-cell table:number-columns-repeated="2" table:style-name="ce6" office:value-type="float" office:value="6.29" calcext:value-type="float">
            <text:p>6.29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2016-2020</text:p>
          </table:table-cell>
          <table:table-cell office:value-type="string" calcext:value-type="string">
            <text:p>2017-2018</text:p>
          </table:table-cell>
          <table:table-cell table:style-name="ce1" office:value-type="float" office:value="316126510208" calcext:value-type="float">
            <text:p>316126510208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<text:span text:style-name="T1">B+</text:span></text:p>
          </table:table-cell>
          <table:table-cell table:style-name="ce3" office:value-type="string" calcext:value-type="string">
            <text:p><text:span text:style-name="T1">C</text:span></text:p>
          </table:table-cell>
          <table:table-cell table:style-name="ce3" office:value-type="string" calcext:value-type="string">
            <text:p><text:span text:style-name="T1">B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P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A+</text:span></text:p>
          </table:table-cell>
          <table:table-cell table:style-name="ce3" office:value-type="string" calcext:value-type="string">
            <text:p><text:span text:style-name="T1">O</text:span></text:p>
          </table:table-cell>
          <table:table-cell table:number-columns-repeated="2" table:style-name="ce6" office:value-type="float" office:value="6.92" calcext:value-type="float">
            <text:p>6.92</text:p>
          </table:table-cell>
          <table:table-cell office:value-type="date" office:date-value="2017-11-15" calcext:value-type="date">
            <text:p>2017-11-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10" table:number-rows-repeated="104832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asian="Noto Sans CJK SC Regular" style:font-family-asian="'Noto Sans CJK SC Regular'" style:font-family-generic-asian="system" style:font-pitch-asian="variable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11:53</meta:creation-date>
    <dc:date>2019-03-11T14:42:26.134607096</dc:date>
    <meta:generator>LibreOffice/6.0.7.3$Linux_X86_64 LibreOffice_project/00m0$Build-3</meta:generator>
    <meta:editing-duration>PT5M37S</meta:editing-duration>
    <meta:editing-cycles>1</meta:editing-cycles>
    <meta:document-statistic meta:table-count="1" meta:cell-count="37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